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2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7" style:family="graphic" style:parent-style-name="objectwithoutfill">
      <style:graphic-properties draw:marker-start="Circle_20_unfilled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draw:opacity="30%" draw:textarea-vertical-align="middle" draw:shadow-opacity="30%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7" style:family="graphic">
      <style:graphic-properties style:protect="size"/>
    </style:style>
    <style:style style:name="pr1" style:family="presentation" style:parent-style-name="По_20_подразбиране-title">
      <style:graphic-properties draw:auto-grow-height="true" fo:min-height="2.053cm"/>
    </style:style>
    <style:style style:name="pr2" style:family="presentation" style:parent-style-name="По_20_подразбиране-notes">
      <style:graphic-properties draw:fill-color="#ffffff" draw:auto-grow-height="true" fo:min-height="12.572cm"/>
    </style:style>
    <style:style style:name="pr3" style:family="presentation" style:parent-style-name="По_20_подразбиране-notes">
      <style:graphic-properties draw:fill-color="#ffffff" fo:min-height="12.572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По_20_подразбиране" presentation:presentation-page-layout-name="AL1T0">
        <draw:frame presentation:style-name="pr1" draw:text-style-name="P1" draw:layer="layout" svg:width="11.839cm" svg:height="2.053cm" svg:x="6.941cm" svg:y="1.254cm" presentation:class="title" presentation:user-transformed="true">
          <draw:text-box>
            <text:p text:style-name="P1"><text:span text:style-name="T1">Smart meter firware structure</text:span></text:p>
          </draw:text-box>
        </draw:frame>
        <draw:ellipse draw:style-name="gr1" draw:text-style-name="P2" draw:layer="layout" svg:width="2.54cm" svg:height="1.778cm" svg:x="3.556cm" svg:y="3.556cm">
          <text:p/>
        </draw:ellipse>
        <draw:rect draw:style-name="gr1" draw:text-style-name="P2" draw:layer="layout" svg:width="3.048cm" svg:height="3.032cm" svg:x="3.406cm" svg:y="6.096cm">
          <text:p/>
        </draw:rect>
        <draw:frame draw:style-name="gr2" draw:layer="layout" svg:width="2.119cm" svg:height="0.963cm" svg:x="3.81cm" svg:y="4.064cm">
          <draw:text-box>
            <text:p>Begin</text:p>
          </draw:text-box>
        </draw:frame>
        <draw:frame draw:style-name="gr3" draw:text-style-name="P3" draw:layer="layout" svg:width="2.928cm" svg:height="3.032cm" svg:x="3.406cm" svg:y="6.096cm">
          <draw:text-box>
            <text:p text:style-name="P3"><text:span text:style-name="T2">SYS_INIT</text:span></text:p>
            <text:p text:style-name="P3"><text:span text:style-name="T2">Init Clock;</text:span></text:p>
            <text:p text:style-name="P3"><text:span text:style-name="T2">Init Sys-core;</text:span></text:p>
            <text:p text:style-name="P3"><text:span text:style-name="T2">Init IO;</text:span></text:p>
            <text:p text:style-name="P3"><text:span text:style-name="T2">Init STMP34</text:span></text:p>
          </draw:text-box>
        </draw:frame>
        <draw:custom-shape draw:style-name="gr4" draw:text-style-name="P2" xml:id="id2" draw:id="id2" draw:layer="layout" svg:width="2.794cm" svg:height="1.27cm" svg:x="12.43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302cm" svg:height="1.27cm" svg:x="7.09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2.794cm" svg:height="1.27cm" svg:x="10.906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3.048cm" svg:height="1.27cm" svg:x="13.954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2.794cm" svg:height="1.27cm" svg:x="8.874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3.048cm" svg:height="1.016cm" svg:x="3.433cm" svg:y="10.652cm">
          <text:p/>
        </draw:rect>
        <draw:frame draw:style-name="gr5" draw:text-style-name="P3" draw:layer="layout" svg:width="3.048cm" svg:height="1.016cm" svg:x="3.286cm" svg:y="11.16cm">
          <draw:text-box>
            <text:p text:style-name="P3"><text:span text:style-name="T2">Start Timer #1</text:span></text:p>
          </draw:text-box>
        </draw:frame>
        <draw:custom-shape draw:style-name="gr4" draw:text-style-name="P2" xml:id="id5" draw:id="id5" draw:layer="layout" svg:width="3.048cm" svg:height="2.032cm" svg:x="3.286cm" svg:y="12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2.5cm" svg:height="1.27cm" svg:x="3.54cm" svg:y="13.192cm">
          <draw:text-box>
            <text:p><text:span text:style-name="T2">IRQ Timer1</text:span></text:p>
            <text:p text:style-name="P2"><text:span text:style-name="T2">active</text:span></text:p>
          </draw:text-box>
        </draw:frame>
        <draw:connector draw:style-name="gr7" draw:text-style-name="P2" draw:layer="layout" draw:type="curve" svg:x1="16.556cm" svg:y1="6.637cm" svg:x2="15.224cm" svg:y2="7.966cm" draw:start-shape="id1" draw:start-glue-point="9" draw:end-shape="id2" draw:end-glue-point="10" svg:d="M16556 6637c0 886-444 1329-1332 1329">
          <text:p/>
        </draw:connector>
        <draw:connector draw:style-name="gr7" draw:text-style-name="P2" draw:layer="layout" draw:type="curve" svg:x1="12.839cm" svg:y1="8.415cm" svg:x2="10.271cm" svg:y2="7.331cm" draw:start-shape="id2" draw:start-glue-point="7" draw:end-shape="id3" svg:d="M12839 8415c0 1030-2568 1572-2568-1084">
          <text:p/>
        </draw:connector>
        <draw:line draw:style-name="gr8" draw:text-style-name="P2" draw:layer="layout" svg:x1="3.286cm" svg:y1="13.7cm" svg:x2="2.778cm" svg:y2="13.7cm">
          <text:p/>
        </draw:line>
        <draw:line draw:style-name="gr8" draw:text-style-name="P2" draw:layer="layout" svg:x1="2.778cm" svg:y1="13.7cm" svg:x2="2.778cm" svg:y2="12.176cm">
          <text:p/>
        </draw:line>
        <draw:line draw:style-name="gr9" draw:text-style-name="P2" draw:layer="layout" svg:x1="2.778cm" svg:y1="12.176cm" svg:x2="4.81cm" svg:y2="12.176cm">
          <text:p/>
        </draw:line>
        <draw:line draw:style-name="gr9" draw:text-style-name="P2" draw:layer="layout" svg:x1="4.81cm" svg:y1="11.668cm" svg:x2="4.81cm" svg:y2="12.684cm">
          <text:p/>
        </draw:line>
        <draw:connector draw:style-name="gr7" draw:text-style-name="P2" draw:layer="layout" draw:type="curve" svg:x1="13.291cm" svg:y1="4.723cm" svg:x2="15.478cm" svg:y2="5.553cm" draw:start-shape="id4" draw:start-glue-point="11" draw:end-shape="id1" svg:d="M13291 4723c0-1030 2187-1445 2187 830">
          <text:p/>
        </draw:connector>
        <draw:connector draw:style-name="gr7" draw:text-style-name="P2" draw:layer="layout" draw:type="curve" svg:x1="12.303cm" svg:y1="5.807cm" svg:x2="12.839cm" svg:y2="7.517cm" draw:start-shape="id4" draw:end-shape="id2" draw:end-glue-point="5" svg:d="M12303 5807c0 1143 536 288 536 1710">
          <text:p/>
        </draw:connector>
        <draw:connector draw:style-name="gr7" draw:text-style-name="P2" draw:layer="layout" draw:type="curve" svg:x1="13.954cm" svg:y1="6.188cm" svg:x2="11.668cm" svg:y2="6.696cm" draw:start-shape="id1" draw:start-glue-point="6" draw:end-shape="id3" draw:end-glue-point="10" svg:d="M13954 6188c-1714 0-572 508-2286 508">
          <text:p/>
        </draw:connector>
        <draw:frame draw:style-name="gr10" draw:text-style-name="P4" xml:id="id6" draw:id="id6" draw:layer="layout" svg:width="2.868cm" svg:height="0.569cm" svg:x="10.906cm" svg:y="4.791cm">
          <draw:text-box>
            <text:p text:style-name="P4"><text:span text:style-name="T3">APP_STPM34_Init</text:span></text:p>
          </draw:text-box>
        </draw:frame>
        <draw:frame draw:style-name="gr11" draw:text-style-name="P4" draw:layer="layout" svg:width="3.302cm" svg:height="0.742cm" svg:x="13.954cm" svg:y="5.954cm">
          <draw:text-box>
            <text:p text:style-name="P4"><text:span text:style-name="T3">APP_STPM34_Read</text:span></text:p>
          </draw:text-box>
        </draw:frame>
        <draw:frame draw:style-name="gr12" draw:text-style-name="P4" draw:layer="layout" svg:width="3.122cm" svg:height="0.887cm" svg:x="12.356cm" svg:y="7.714cm">
          <draw:text-box>
            <text:p text:style-name="P4"><text:span text:style-name="T3">APP_STPM34_Error</text:span></text:p>
          </draw:text-box>
        </draw:frame>
        <draw:frame draw:style-name="gr12" draw:text-style-name="P4" xml:id="id8" draw:id="id8" draw:layer="layout" svg:width="3.122cm" svg:height="0.887cm" svg:x="8.874cm" svg:y="6.444cm">
          <draw:text-box>
            <text:p text:style-name="P4"><text:span text:style-name="T3">APP_STPM34_Idle</text:span></text:p>
          </draw:text-box>
        </draw:frame>
        <draw:line draw:style-name="gr9" draw:text-style-name="P2" draw:layer="layout" svg:x1="4.81cm" svg:y1="5.334cm" svg:x2="4.81cm" svg:y2="6.096cm">
          <text:p/>
        </draw:line>
        <draw:line draw:style-name="gr9" draw:text-style-name="P2" draw:layer="layout" svg:x1="4.81cm" svg:y1="9.128cm" svg:x2="4.81cm" svg:y2="10.652cm">
          <text:p/>
        </draw:line>
        <draw:line draw:style-name="gr9" draw:text-style-name="P2" draw:layer="layout" svg:x1="8.62cm" svg:y1="17.256cm" svg:x2="8.62cm" svg:y2="18.272cm">
          <text:p/>
        </draw:line>
        <draw:frame draw:style-name="gr12" draw:text-style-name="P4" draw:layer="layout" svg:width="3.81cm" svg:height="0.887cm" svg:x="7.096cm" svg:y="16.369cm">
          <draw:text-box>
            <text:p text:style-name="P4"><text:span text:style-name="T3">APP_STPM34_Crypto</text:span></text:p>
          </draw:text-box>
        </draw:frame>
        <draw:connector draw:style-name="gr13" draw:text-style-name="P2" draw:layer="layout" draw:type="curve" svg:x1="6.334cm" svg:y1="13.7cm" svg:x2="10.906cm" svg:y2="5.075cm" draw:start-shape="id5" draw:start-glue-point="7" draw:end-shape="id6" draw:end-glue-point="3" svg:d="M6334 13700c3430 0 1145-8625 4572-8625">
          <text:p/>
        </draw:connector>
        <draw:connector draw:style-name="gr13" draw:text-style-name="P2" draw:layer="layout" draw:type="curve" svg:x1="4.81cm" svg:y1="14.716cm" svg:x2="8.747cm" svg:y2="15.986cm" draw:start-shape="id5" draw:start-glue-point="6" draw:end-shape="id7" svg:d="M4810 14716c0 954 3937 319 3937 1270">
          <text:p/>
        </draw:connector>
        <draw:connector draw:style-name="gr13" draw:text-style-name="P2" draw:layer="layout" draw:type="curve" svg:x1="10.435cm" svg:y1="7.331cm" svg:x2="8.747cm" svg:y2="15.986cm" draw:start-shape="id8" draw:end-shape="id7" draw:end-glue-point="4" svg:d="M10435 7331c0 6490-1688 2163-1688 8655">
          <text:p/>
        </draw:connector>
        <draw:rect draw:style-name="gr14" draw:text-style-name="P2" draw:layer="layout" svg:width="9.906cm" svg:height="7.599cm" svg:x="7.858cm" svg:y="3.794cm">
          <text:p/>
        </draw:rect>
        <draw:custom-shape draw:style-name="gr15" draw:text-style-name="P2" draw:layer="layout" svg:width="1.27cm" svg:height="1.27cm" svg:x="7.858cm" svg:y="18.27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0.414cm" svg:height="4.517cm" svg:x="18.286cm" svg:y="3.849cm">
          <draw:text-box>
            <text:p text:style-name="P5"><text:span text:style-name="T4">Firware files for STPM34 application state machine</text:span></text:p>
            <text:p text:style-name="P5"><text:span text:style-name="T4"/></text:p>
            <text:p text:style-name="P5"><text:span text:style-name="T4">1. app-stpm34.h – header file for <text:s/>STMP34 task app</text:span></text:p>
            <text:p text:style-name="P5"><text:span text:style-name="T4"/></text:p>
            <text:p text:style-name="P5"><text:span text:style-name="T4">2. App-stpm34.c – source ile for STPM34 task app</text:span></text:p>
            <text:p text:style-name="P5"><text:span text:style-name="T4"/></text:p>
            <text:p text:style-name="P5"><text:span text:style-name="T4">3. STPM34-header.h -header file for IC STPM34</text:span></text:p>
            <text:p text:style-name="P5"><text:span text:style-name="T4"/></text:p>
            <text:p text:style-name="P5"><text:span text:style-name="T4">4. main-test.c – test file for SPI STPM34</text:span></text:p>
          </draw:text-box>
        </draw:frame>
        <draw:frame draw:style-name="gr2" draw:layer="layout" svg:width="7.203cm" svg:height="0.963cm" svg:x="7.767cm" svg:y="2.778cm">
          <draw:text-box>
            <text:p>S34 State MachineTPM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без_20_линия" style:display-name="Обект без запълване и без линия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По_20_подразбиране-backgroundobjects">
      <style:graphic-properties draw:stroke="none" draw:fill="none" draw:fill-color="#ffffff" draw:auto-grow-height="false" fo:min-height="1.449cm"/>
    </style:style>
    <style:style style:name="Mpr2" style:family="presentation" style:parent-style-name="По_20_подразбиране-backgroundobjects">
      <style:graphic-properties draw:stroke="none" draw:fill="none" draw:fill-color="#ffffff" draw:auto-grow-height="false" fo:min-height="1.397cm"/>
    </style:style>
    <style:style style:name="Mpr3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число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По_20_подразбиране" style:display-name="По подразбиране" style:page-layout-name="PM1" draw:style-name="Mdp1">
      <draw:frame presentation:style-name="По_20_подразбиране-title" draw:layer="backgroundobjects" svg:width="24.929cm" svg:height="3.172cm" svg:x="2.385cm" svg:y="1.757cm" presentation:class="title" presentation:placeholder="true">
        <draw:text-box/>
      </draw:frame>
      <draw:frame presentation:style-name="По_20_подразбиране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page-number>&lt;число&gt;</text:page-number></text:p>
        </draw:text-box>
      </draw:frame>
      <presentation:notes style:page-layout-name="PM0">
        <draw:page-thumbnail presentation:style-name="По_20_подразбиране-title" draw:layer="backgroundobjects" svg:width="13.968cm" svg:height="10.476cm" svg:x="3.81cm" svg:y="2.123cm" presentation:class="page"/>
        <draw:frame presentation:style-name="По_20_подразбиране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число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tachev</meta:initial-creator>
    <meta:creation-date>2016-01-27T19:04:33.01</meta:creation-date>
    <meta:editing-duration>PT7H6M48S</meta:editing-duration>
    <meta:editing-cycles>8</meta:editing-cycles>
    <dc:date>2016-01-28T16:34:20.15</dc:date>
    <dc:creator>tony tachev</dc:creator>
    <meta:generator>OpenOffice/4.1.1$Win32 OpenOffice.org_project/411m6$Build-9775</meta:generator>
    <meta:document-statistic meta:object-count="63"/>
  </office:meta>
</office:document-meta>
</file>